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5c81" officeooo:paragraph-rsid="00195c81"/>
    </style:style>
    <style:style style:name="P2" style:family="paragraph" style:parent-style-name="Standard" style:list-style-name="L1">
      <style:text-properties officeooo:rsid="00195c81" officeooo:paragraph-rsid="00195c8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ivo</text:p>
      <text:p text:style-name="P1"/>
      <text:p text:style-name="P1"><text:tab/>Programa para registrar gastos de un hogar</text:p>
      <text:p text:style-name="P1"/>
      <text:p text:style-name="P1"><text:tab/>El programa debe permitir el almacenamiento de datos de gastos con la siguiente estructura:</text:p>
      <text:p text:style-name="P1"/>
      <text:list text:style-name="L1">
        <text:list-item>
          <text:p text:style-name="P2">Dia</text:p>
        </text:list-item>
        <text:list-item>
          <text:p text:style-name="P2">Concepto</text:p>
        </text:list-item>
        <text:list-item>
          <text:p text:style-name="P2">Cantidad</text:p>
        </text:list-item>
      </text:list>
      <text:p text:style-name="P1"/>
      <text:p text:style-name="P1"><text:tab/>Los datos de mostraran como una tabla mensual en la que cada celda será un día, cada celda mostrará el total de gastos de ese día y al hacer click en la celda se mostrará informe de gastos desglosado y opción de insertar o eliminar un gasto</text:p>
      <text:p text:style-name="P1"/>
      <text:p text:style-name="P1"/>
      <text:p text:style-name="P1"/>
      <text:p text:style-name="P1"><text:tab/>El almacenamiento de datos se estable en una base de datos SQLi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0T22:44:02.633667921</dc:date>
    <meta:editing-duration>PT1H51M50S</meta:editing-duration>
    <meta:editing-cycles>1</meta:editing-cycles>
    <meta:document-statistic meta:table-count="0" meta:image-count="0" meta:object-count="0" meta:page-count="1" meta:paragraph-count="8" meta:word-count="87" meta:character-count="472" meta:non-whitespace-character-count="392"/>
    <meta:generator>LibreOffice/7.4.5.1$Linux_X86_64 LibreOffice_project/40$Build-1</meta:generator>
  </office:meta>
</office:document-meta>
</file>